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FormEditor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FormEditor.saveDocument( Documen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eFormEditor.validate( Document 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neFormEditor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eFormEditor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neFormEdito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eFormEditor.getXmlStr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neFormEditor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neFormEditor.saveXMLFile( Document content , org . apache . lenya . cms . publication .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neFormEditor.get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neFormEditor.adv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neFormEditor.removeRedundantNamespaces( String namesp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neFormEditor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neFormEditor.addNamespaces( String namespaces , String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